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3pt" fo:font-weight="bold" officeooo:paragraph-rsid="00366f59" style:font-size-asian="3pt" style:font-weight-asian="bold" style:font-size-complex="3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2pt" fo:font-weight="bold" officeooo:paragraph-rsid="00366f59" style:font-size-asian="2pt" style:font-weight-asian="bold" style:font-size-complex="2pt" style:font-weight-complex="bold"/>
    </style:style>
    <style:style style:name="P4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3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objects"&gt;</text:placeholder></text:p>
      <text:p text:style-name="P37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5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1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0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1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3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2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0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2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4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9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6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3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7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7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5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ext:p text:style-name="P42"/>
      <text:p text:style-name="P42"/>
      <text:p text:style-name="P42"/>
      <text:p text:style-name="P4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7">Vano del camion pulito</text:p>
          </table:table-cell>
          <table:table-cell table:style-name="Tabella1.A2" office:value-type="string">
            <text:p text:style-name="P12"><draw:custom-shape text:anchor-type="as-char" draw:z-index="1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2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<draw:custom-shape text:anchor-type="as-char" draw:z-index="3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4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9"><text:s/></text:p>
      <text:p text:style-name="P40"><text:s/></text:p>
      <text:p text:style-name="P38"><text:placeholder text:placeholder-type="text">&lt;/for&gt;</text:placeholder></text:p>
      <text:p text:style-name="P3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24T10:10:19.618059438">24. Mar. 2022</text:date> ore <text:time style:data-style-name="N103" text:time-value="2022-03-24T10:10:19.618281349">10.07.33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24T10:10:19.563583296</dc:date>
    <meta:editing-duration>P1DT20H31M2S</meta:editing-duration>
    <meta:editing-cycles>449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82" meta:character-count="2550" meta:non-whitespace-character-count="2227"/>
    <meta:user-defined meta:name="Info 1"/>
    <meta:user-defined meta:name="Info 2"/>
    <meta:user-defined meta:name="Info 3"/>
    <meta:user-defined meta:name="Info 4"/>
  </office:meta>
</office:document-meta>
</file>